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name="T3" style:parent-style-name="Policepardéfaut" style:family="text">
      <style:text-properties style:language-asian="fr" style:country-asian="FR"/>
    </style:style>
    <style:style style:name="T4" style:parent-style-name="Policepardéfaut" style:family="text">
      <style:text-properties style:language-asian="fr" style:country-asian="FR"/>
    </style:style>
    <style:style style:name="T5" style:parent-style-name="Policepardéfaut" style:family="text">
      <style:text-properties style:language-asian="fr" style:country-asian="FR"/>
    </style:style>
    <style:style style:name="T6" style:parent-style-name="Policepardéfaut" style:family="text">
      <style:text-properties style:language-asian="fr" style:country-asian="FR"/>
    </style:style>
    <style:style style:name="T7" style:parent-style-name="Policepardéfaut" style:family="text">
      <style:text-properties style:language-asian="fr" style:country-asian="FR"/>
    </style:style>
    <style:style style:name="T8" style:parent-style-name="Policepardéfaut" style:family="text">
      <style:text-properties style:language-asian="fr" style:country-asian="FR"/>
    </style:style>
    <style:style style:name="T9" style:parent-style-name="Policepardéfaut" style:family="text">
      <style:text-properties fo:color="#9BBB59" fo:font-size="8pt" style:font-size-asian="8pt"/>
    </style:style>
    <style:style style:name="T10" style:parent-style-name="Policepardéfaut" style:family="text">
      <style:text-properties fo:color="#4F81BD" fo:font-size="6pt" style:font-size-asian="6pt"/>
    </style:style>
    <style:style style:name="T11" style:parent-style-name="Policepardéfaut" style:family="text">
      <style:text-properties fo:color="#FF0000" fo:font-size="6pt" style:font-size-asian="6pt"/>
    </style:style>
    <style:style style:name="T12" style:parent-style-name="Policepardéfaut" style:family="text">
      <style:text-properties fo:color="#4F81BD" fo:font-size="6pt" style:font-size-asian="6pt"/>
    </style:style>
    <style:style style:name="T13" style:parent-style-name="Policepardéfaut" style:family="text">
      <style:text-properties fo:color="#9BBB59" fo:font-size="6pt" style:font-size-asian="6pt"/>
    </style:style>
    <style:style style:name="T14" style:parent-style-name="Policepardéfaut" style:family="text">
      <style:text-properties fo:color="#C0504D" fo:font-size="8pt" style:font-size-asian="8pt"/>
    </style:style>
    <style:style style:name="T15" style:parent-style-name="Policepardéfaut" style:family="text">
      <style:text-properties fo:color="#9BBB59" fo:font-size="6pt" style:font-size-asian="6pt"/>
    </style:style>
    <style:style style:name="T16" style:parent-style-name="Policepardéfaut" style:family="text">
      <style:text-properties fo:color="#4F81BD" fo:font-size="4pt" style:font-size-asian="4pt"/>
    </style:style>
    <style:style style:name="T17" style:parent-style-name="Policepardéfaut" style:family="text">
      <style:text-properties fo:color="#FF0000" fo:font-size="4pt" style:font-size-asian="4pt"/>
    </style:style>
    <style:style style:name="T18" style:parent-style-name="Policepardéfaut" style:family="text">
      <style:text-properties fo:color="#4F81BD" fo:font-size="4pt" style:font-size-asian="4pt"/>
    </style:style>
    <style:style style:name="T19" style:parent-style-name="Policepardéfaut" style:family="text">
      <style:text-properties fo:color="#9BBB59" fo:font-size="6pt" style:font-size-asian="6pt"/>
    </style:style>
    <style:style style:name="T20" style:parent-style-name="Policepardéfaut" style:family="text">
      <style:text-properties fo:color="#C0504D" fo:font-size="8pt" style:font-size-asian="8pt"/>
    </style:style>
    <style:style style:name="T21" style:parent-style-name="Policepardéfaut" style:family="text">
      <style:text-properties fo:color="#4F81BD" fo:font-size="8pt" style:font-size-asian="8pt"/>
    </style:style>
    <style:style style:name="T22" style:parent-style-name="Policepardéfaut" style:family="text">
      <style:text-properties fo:color="#4F81BD" fo:font-size="8pt" style:font-size-asian="8pt"/>
    </style:style>
    <style:style style:name="T23" style:parent-style-name="Policepardéfaut" style:family="text">
      <style:text-properties fo:color="#4F81BD" fo:font-size="8pt" style:font-size-asian="8pt"/>
    </style:style>
    <style:style style:name="T24" style:parent-style-name="Policepardéfaut" style:family="text">
      <style:text-properties fo:color="#4F81BD" fo:font-size="8pt" style:font-size-asian="8pt"/>
    </style:style>
    <style:style style:name="T25" style:parent-style-name="Policepardéfaut" style:family="text">
      <style:text-properties fo:color="#4F81BD" fo:font-size="8pt" style:font-size-asian="8pt"/>
    </style:style>
    <style:style style:name="T26" style:parent-style-name="Policepardéfaut" style:family="text">
      <style:text-properties fo:color="#FF0000" fo:font-size="6pt" style:font-size-asian="6pt"/>
    </style:style>
    <style:style style:name="T27" style:parent-style-name="Policepardéfaut" style:family="text">
      <style:text-properties fo:color="#4F81BD" fo:font-size="8pt" style:font-size-asian="8pt"/>
    </style:style>
    <style:style style:name="P28" style:parent-style-name="Normal" style:family="paragraph">
      <style:text-properties fo:color="#FF0000" fo:font-size="8pt" style:font-size-asian="8pt"/>
    </style:style>
    <style:style style:name="T29" style:parent-style-name="Policepardéfaut" style:family="text">
      <style:text-properties style:language-asian="fr" style:country-asian="FR"/>
    </style:style>
    <style:style style:name="P30" style:parent-style-name="Normal" style:family="paragraph">
      <style:text-properties fo:color="#FF0000" fo:font-size="8pt" style:font-size-asian="8pt"/>
    </style:style>
    <style:style style:name="T31" style:parent-style-name="Policepardéfaut" style:family="text">
      <style:text-properties fo:color="#4F81BD" fo:font-size="8pt" style:font-size-asian="8pt" fo:language="en" fo:country="US"/>
    </style:style>
    <style:style style:name="T32" style:parent-style-name="Policepardéfaut" style:family="text">
      <style:text-properties fo:color="#FF0000" fo:font-size="6pt" style:font-size-asian="6pt" fo:language="en" fo:country="US"/>
    </style:style>
    <style:style style:name="T33" style:parent-style-name="Policepardéfaut" style:family="text">
      <style:text-properties fo:color="#FF0000" fo:font-size="6pt" style:font-size-asian="6pt" fo:language="en" fo:country="US"/>
    </style:style>
    <style:style style:name="T34" style:parent-style-name="Policepardéfaut" style:family="text">
      <style:text-properties fo:color="#FF0000" fo:font-size="6pt" style:font-size-asian="6pt" fo:language="en" fo:country="US"/>
    </style:style>
    <style:style style:name="T35" style:parent-style-name="Policepardéfaut" style:family="text">
      <style:text-properties fo:color="#4F81BD" fo:font-size="8pt" style:font-size-asian="8pt" fo:language="en" fo:country="US"/>
    </style:style>
    <style:style style:name="T36" style:parent-style-name="Policepardéfaut" style:family="text">
      <style:text-properties fo:color="#FF0000" fo:font-size="6pt" style:font-size-asian="6pt" fo:language="en" fo:country="US"/>
    </style:style>
    <style:style style:name="T37" style:parent-style-name="Policepardéfaut" style:family="text">
      <style:text-properties fo:color="#4F81BD" fo:font-size="8pt" style:font-size-asian="8pt" fo:language="en" fo:country="US"/>
    </style:style>
    <style:style style:name="T38" style:parent-style-name="Policepardéfaut" style:family="text">
      <style:text-properties style:language-asian="fr" style:country-asian="FR"/>
    </style:style>
    <style:style style:family="graphic" style:name="a2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>
      <style:graphic-properties style:wrap="run-through" style:run-through="foreground" draw:fill="none" draw:stroke="solid" svg:stroke-width="0.01042in" svg:stroke-color="#4a7ebb" draw:marker-end="a22" svg:stroke-opacity="100%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1042in" svg:stroke-color="#c0504d" draw:marker-end="a24" svg:stroke-opacity="100%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1042in" svg:stroke-color="#c0504d" draw:marker-end="a26" svg:stroke-opacity="100%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1042in" svg:stroke-color="#c0504d" draw:marker-end="a28" svg:stroke-opacity="100%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dash" draw:stroke-dash="a0" svg:stroke-width="0.01042in" svg:stroke-color="#c0504d" draw:marker-end="a1" svg:stroke-opacity="100%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042in" svg:stroke-color="#c0504d" draw:marker-end="a3" svg:stroke-opacity="100%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1042in" svg:stroke-color="#c0504d" draw:marker-end="a5" svg:stroke-opacity="100%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042in" svg:stroke-color="#c0504d" draw:marker-end="a7" svg:stroke-opacity="100%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042in" svg:stroke-color="#c0504d" draw:marker-end="a9" svg:stroke-opacity="100%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042in" svg:stroke-color="#c0504d" draw:marker-end="a11" svg:stroke-opacity="100%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1042in" svg:stroke-color="#4a7ebb" draw:marker-end="a13" svg:stroke-opacity="100%" style:horizontal-rel="paragraph" style:vertical-rel="paragraph" style:horizontal-pos="from-left" style:vertical-pos="from-top"/>
    </style:style>
    <style:style style:family="graphic" style:name="a1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border="none" fo:background-color="transparent"/>
    </style:style>
    <style:style style:family="graphic" style:name="a31">
      <style:graphic-properties style:wrap="run-through" style:run-through="foreground" draw:fill="none" draw:stroke="solid" svg:stroke-width="0.01042in" svg:stroke-color="#c0504d" draw:marker-end="a30" svg:stroke-opacity="100%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none" draw:stroke="solid" svg:stroke-width="0.01042in" svg:stroke-color="#c0504d" draw:marker-end="a32" svg:stroke-opacity="100%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dash" draw:stroke-dash="a34" svg:stroke-width="0.01042in" svg:stroke-color="#c0504d" draw:marker-end="a35" svg:stroke-opacity="100%" style:horizontal-rel="paragraph" style:vertical-rel="paragraph" style:horizontal-pos="from-left" style:vertical-pos="from-top"/>
    </style:style>
    <style:style style:family="graphic" style:name="a37" style:parent-style-name="Graphics">
      <style:graphic-properties fo:border="none" fo:background-color="transparent"/>
    </style:style>
  </office:automatic-styles>
  <office:body>
    <office:text text:use-soft-page-breaks="true">
      <text:p text:style-name="P1">Envoie d’un message system interne à un niveau n <text:s/>(exemple COMPOSE_UPDATE)</text:p>
      <text:p text:style-name="Normal"><text:span text:style-name="T2"><draw:connector draw:type="line" svg:x1="2.84236in" svg:y1="3.29097in" svg:x2="3.11319in" svg:y2="3.29097in" draw:z-index="251677696" draw:id="id0" draw:style-name="a2" draw:name="Connecteur droit avec flèche 13" text:anchor-type="paragraph"><svg:title/><svg:desc/></draw:connector></text:span><text:span text:style-name="T3"><draw:connector draw:type="line" svg:x1="2.40486in" svg:y1="3.29097in" svg:x2="2.67569in" svg:y2="3.29097in" draw:z-index="251675648" draw:id="id1" draw:style-name="a4" draw:name="Connecteur droit avec flèche 12" text:anchor-type="paragraph"><svg:title/><svg:desc/></draw:connector></text:span><text:span text:style-name="T4"><draw:connector draw:type="line" svg:x1="1.89792in" svg:y1="3.29097in" svg:x2="2.16875in" svg:y2="3.29097in" draw:z-index="251673600" draw:id="id2" draw:style-name="a6" draw:name="Connecteur droit avec flèche 11" text:anchor-type="paragraph"><svg:title/><svg:desc/></draw:connector></text:span><text:span text:style-name="T5"><draw:connector draw:type="line" svg:x1="1.42569in" svg:y1="3.32569in" svg:x2="1.69653in" svg:y2="3.32569in" draw:z-index="251671552" draw:id="id3" draw:style-name="a8" draw:name="Connecteur droit avec flèche 10" text:anchor-type="paragraph"><svg:title/><svg:desc/></draw:connector></text:span><text:span text:style-name="T6"><draw:connector draw:type="line" svg:x1="0.98819in" svg:y1="3.29097in" svg:x2="1.25903in" svg:y2="3.29097in" draw:z-index="251669504" draw:id="id4" draw:style-name="a10" draw:name="Connecteur droit avec flèche 9" text:anchor-type="paragraph"><svg:title/><svg:desc/></draw:connector></text:span><text:span text:style-name="T7"><draw:connector draw:type="line" svg:x1="0.73125in" svg:y1="3.32569in" svg:x2="0.50903in" svg:y2="3.32569in" draw:z-index="251667456" draw:id="id5" draw:style-name="a12" draw:name="Connecteur droit avec flèche 8" text:anchor-type="paragraph"><svg:title/><svg:desc/></draw:connector></text:span><text:span text:style-name="T8"><draw:connector draw:type="line" svg:x1="0.87014in" svg:y1="1.78403in" svg:x2="0.87014in" svg:y2="3.15903in" draw:z-index="251666432" draw:id="id6" draw:style-name="a14" draw:name="Connecteur droit avec flèche 7" text:anchor-type="paragraph"><svg:title/><svg:desc/></draw:connector></text:span><draw:frame draw:z-index="251663360" draw:id="id7" draw:style-name="a15" draw:name="Zone de texte 2" text:anchor-type="paragraph" svg:x="4.00208in" svg:y="2.53403in" svg:width="3.04861in" svg:height="0.30556in" style:rel-width="scale" style:rel-height="scale"><draw:text-box><text:p text:style-name="Normal"><text:span text:style-name="T9">&lt;INT (2 ; N-1) -&gt; (2,6 ; N-1),<text:s/></text:span><text:span text:style-name="T10">&lt;INT (2 ; N) -&gt; (2 ; N),<text:s/></text:span><text:span text:style-name="T11">&lt;COMPOSE_UPDATE&gt;</text:span><text:span text:style-name="T12">&gt;</text:span><text:span text:style-name="T13">&gt;</text:span></text:p></draw:text-box><svg:title/><svg:desc/></draw:frame><draw:frame draw:z-index="251665408" draw:id="id8" draw:style-name="a16" draw:name="Zone de texte 2" text:anchor-type="paragraph" svg:x="3.82847in" svg:y="3.38819in" svg:width="3.52778in" svg:height="0.30556in" style:rel-width="scale" style:rel-height="scale"><draw:text-box><text:p text:style-name="Normal"><text:span text:style-name="T14">&lt;INT (2 ;N-2) -&gt;(1,2,3 ;N-2),</text:span><text:span text:style-name="T15"><text:s/>&lt;INT (2 ; N-1) -&gt; (2,6 ; N-1),<text:s/></text:span><text:span text:style-name="T16">&lt;INT (2 ; N) -&gt; (2 ; N),<text:s/></text:span><text:span text:style-name="T17">&lt;COMPOSE_UPDATE&gt;</text:span><text:span text:style-name="T18">&gt;</text:span><text:span text:style-name="T19">&gt;</text:span><text:span text:style-name="T20">&gt;</text:span></text:p></draw:text-box><svg:title/><svg:desc/></draw:frame><draw:frame draw:z-index="251661312" draw:id="id9" draw:style-name="a17" draw:name="Zone de texte 2" text:anchor-type="paragraph" svg:x="0.47431in" svg:y="1.56181in" svg:width="2.61111in" svg:height="0.22222in" style:rel-width="scale" style:rel-height="scale"><draw:text-box><text:p text:style-name="Normal"><text:span text:style-name="T21">&lt;INT</text:span><text:span text:style-name="T22"><text:s/>(2 ; N) -&gt; (2 ; N</text:span><text:span text:style-name="T23">)</text:span><text:span text:style-name="T24">,</text:span><text:span text:style-name="T25"><text:s/></text:span><text:span text:style-name="T26">&lt;COMPOSE_UPDATE&gt;</text:span><text:span text:style-name="T27">&gt;</text:span></text:p></draw:text-box><svg:title/><svg:desc/></draw:frame><draw:frame draw:z-index="251659264" draw:id="id10" draw:style-name="a18" draw:name="Zone de texte 2" text:anchor-type="paragraph" svg:x="0.91181in" svg:y="1.20069in" svg:width="1.3125in" svg:height="0.22222in" style:rel-width="scale" style:rel-height="scale"><draw:text-box><text:p text:style-name="P28">&lt;COMPOSE_UPDATE&gt;</text:p></draw:text-box><svg:title/><svg:desc/></draw:frame><text:span text:style-name="T29"><draw:frame draw:style-name="a19" draw:name="Image 1" text:anchor-type="as-char" svg:x="0in" svg:y="0in" svg:width="6.3in" svg:height="4.20625in" style:rel-width="scale" style:rel-height="scale"><draw:image xlink:href="media/image1.emf" xlink:type="simple" xlink:show="embed" xlink:actuate="onLoad"/><svg:title/><svg:desc/></draw:frame></text:span></text:p>
      <text:p text:style-name="Normal">OPTIMISATION : on n’encapsule pas les trames les unes dans les autres.<text:s/></text:p>
      <text:p text:style-name="Normal"><text:s text:c="14"/>Un message interne sera encapsule dans une trame de diff interne du niveau N et c tout.</text:p>
      <text:p text:style-name="Normal"><text:s text:c="14"/>Tout<text:s/>récepteur<text:s/>repete la trame s’il est dans le groupe de niveau N.</text:p>
      <text:p text:style-name="Normal"/>
      <text:p text:style-name="Normal"/>
      <text:p text:style-name="Normal"/>
      <text:p text:style-name="Normal"/>
      <text:p text:style-name="Normal">7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Envoie d’une trame a son voisinage</text:p>
      <text:p text:style-name="Normal"/>
      <text:p text:style-name="Normal"><draw:frame draw:z-index="251679744" draw:id="id11" draw:style-name="a20" draw:name="Zone de texte 2" text:anchor-type="paragraph" svg:x="0.88403in" svg:y="1.18125in" svg:width="1.3125in" svg:height="0.22222in" style:rel-width="scale" style:rel-height="scale"><draw:text-box><text:p text:style-name="P30">&lt;DATA 2 -&gt; DIFF&gt;</text:p></draw:text-box><svg:title/><svg:desc/></draw:frame><draw:frame draw:z-index="251680768" draw:id="id12" draw:style-name="a21" draw:name="Zone de texte 2" text:anchor-type="paragraph" svg:x="0.44653in" svg:y="1.54236in" svg:width="2.61111in" svg:height="0.22222in" style:rel-width="scale" style:rel-height="scale"><draw:text-box><text:p text:style-name="Normal"><text:span text:style-name="T31">&lt;INT (2 ; N) -&gt; (2 ; N),<text:s/></text:span><text:span text:style-name="T32">&lt;DATA 2 -&gt;<text:s/></text:span><text:span text:style-name="T33">DIFF</text:span><text:span text:style-name="T34">&gt;</text:span><text:span text:style-name="T35">&gt;</text:span></text:p><text:p text:style-name="Normal"><text:span text:style-name="T36">&gt;</text:span><text:span text:style-name="T37">&gt;</text:span></text:p></draw:text-box><svg:title/><svg:desc/></draw:frame><draw:connector draw:type="line" svg:x1="0.84236in" svg:y1="1.76458in" svg:x2="0.84236in" svg:y2="3.13958in" draw:z-index="251681792" draw:id="id13" draw:style-name="a23" draw:name="Connecteur droit avec flèche 16" text:anchor-type="paragraph"><svg:title/><svg:desc/></draw:connector><draw:connector draw:type="line" svg:x1="0.70347in" svg:y1="3.30625in" svg:x2="0.48125in" svg:y2="3.30625in" draw:z-index="251682816" draw:id="id14" draw:style-name="a25" draw:name="Connecteur droit avec flèche 17" text:anchor-type="paragraph"><svg:title/><svg:desc/></draw:connector><draw:connector draw:type="line" svg:x1="0.96042in" svg:y1="3.27153in" svg:x2="1.23125in" svg:y2="3.27153in" draw:z-index="251683840" draw:id="id15" draw:style-name="a27" draw:name="Connecteur droit avec flèche 18" text:anchor-type="paragraph"><svg:title/><svg:desc/></draw:connector><draw:connector draw:type="line" svg:x1="1.39792in" svg:y1="3.30625in" svg:x2="1.66875in" svg:y2="3.30625in" draw:z-index="251684864" draw:id="id16" draw:style-name="a29" draw:name="Connecteur droit avec flèche 19" text:anchor-type="paragraph"><svg:title/><svg:desc/></draw:connector><draw:connector draw:type="line" svg:x1="1.87014in" svg:y1="3.27153in" svg:x2="2.14097in" svg:y2="3.27153in" draw:z-index="251685888" draw:id="id17" draw:style-name="a31" draw:name="Connecteur droit avec flèche 20" text:anchor-type="paragraph"><svg:title/><svg:desc/></draw:connector><draw:connector draw:type="line" svg:x1="2.37708in" svg:y1="3.27153in" svg:x2="2.64792in" svg:y2="3.27153in" draw:z-index="251686912" draw:id="id18" draw:style-name="a33" draw:name="Connecteur droit avec flèche 21" text:anchor-type="paragraph"><svg:title/><svg:desc/></draw:connector><draw:connector draw:type="line" svg:x1="2.81458in" svg:y1="3.27153in" svg:x2="3.08542in" svg:y2="3.27153in" draw:z-index="251687936" draw:id="id19" draw:style-name="a36" draw:name="Connecteur droit avec flèche 22" text:anchor-type="paragraph"><svg:title/><svg:desc/></draw:connector><text:span text:style-name="T38"><draw:frame draw:style-name="a37" draw:name="Image 2" text:anchor-type="as-char" svg:x="0in" svg:y="0in" svg:width="6.3in" svg:height="4.20625in" style:rel-width="scale" style:rel-height="scale"><draw:image xlink:href="media/image1.emf" xlink:type="simple" xlink:show="embed" xlink:actuate="onLoad"/><svg:title/><svg:desc/></draw:frame></text:span><text:line-break/><text:line-break/>7 recoit message interne dont il n’est pas destinataire.</text:p>
      <text:p text:style-name="Normal">Il depile les messages et regarde le contenu qui est DIFF</text:p>
      <text:p text:style-name="Normal">Il renvoie le meme message interne en mettant le changeant le destinataire de la DATA (DIFF-&gt;(10,N))<text:line-break/>C’est le meme message histoire de tuer les repetitions multiples des autres membres élementaire qui sont (10,N)</text:p>
      <text:p text:style-name="Normal"/>
      <text:p text:style-name="Normal">Il fait ensuite remonter le contenu a son niveau d’abstraction 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13" svg:viewBox="0 0 20 30" svg:d="m10 0-10 30h20z"/>
    <draw:marker draw:name="a1" svg:viewBox="0 0 20 30" svg:d="m10 0-10 30h20z"/>
    <draw:marker draw:name="a22" svg:viewBox="0 0 20 30" svg:d="m10 0-10 30h20z"/>
    <draw:marker draw:name="a3" svg:viewBox="0 0 20 30" svg:d="m10 0-10 30h20z"/>
    <draw:marker draw:name="a24" svg:viewBox="0 0 20 30" svg:d="m10 0-10 30h20z"/>
    <draw:marker draw:name="a30" svg:viewBox="0 0 20 30" svg:d="m10 0-10 30h20z"/>
    <draw:marker draw:name="a5" svg:viewBox="0 0 20 30" svg:d="m10 0-10 30h20z"/>
    <draw:marker draw:name="a7" svg:viewBox="0 0 20 30" svg:d="m10 0-10 30h20z"/>
    <draw:marker draw:name="a32" svg:viewBox="0 0 20 30" svg:d="m10 0-10 30h20z"/>
    <draw:marker draw:name="a26" svg:viewBox="0 0 20 30" svg:d="m10 0-10 30h20z"/>
    <draw:marker draw:name="a28" svg:viewBox="0 0 20 30" svg:d="m10 0-10 30h20z"/>
    <draw:marker draw:name="a9" svg:viewBox="0 0 20 30" svg:d="m10 0-10 30h20z"/>
    <draw:marker draw:name="a35" svg:viewBox="0 0 20 30" svg:d="m10 0-10 30h20z"/>
    <draw:marker draw:name="a11" svg:viewBox="0 0 20 30" svg:d="m10 0-10 30h20z"/>
    <draw:stroke-dash draw:name="a0" draw:display-name="Dash" draw:style="rect" draw:dots1="1" draw:dots1-length="0.03125in" draw:dots2="0" draw:dots2-length="0in" draw:distance="0.03125in"/>
    <draw:stroke-dash draw:name="a34" draw:display-name="Dash" draw:style="rect" draw:dots1="1" draw:dots1-length="0.03125in" draw:dots2="0" draw:dots2-length="0in" draw:distance="0.03125in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JPeG</meta:initial-creator>
    <dc:creator>JPeG</dc:creator>
    <meta:creation-date>2012-03-31T13:09:00Z</meta:creation-date>
    <dc:date>2012-03-31T14:00:00Z</dc:date>
    <meta:template xlink:href="Normal" xlink:type="simple"/>
    <meta:editing-cycles>2</meta:editing-cycles>
    <meta:editing-duration>PT3060S</meta:editing-duration>
    <meta:document-statistic meta:page-count="2" meta:paragraph-count="1" meta:word-count="122" meta:character-count="798" meta:row-count="5" meta:non-whitespace-character-count="677"/>
  </office:meta>
</office:document-meta>
</file>